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/@author maximilian raspe</text:p>
      <text:p text:style-name="Standard">import java.util.Scanner;</text:p>
      <text:p text:style-name="Standard">public class Schachbrett {</text:p>
      <text:p text:style-name="Standard">public static int counter = 1;<text:tab/>//zählt die durchläufe, springt in neue zeile wenn fertig</text:p>
      <text:p text:style-name="Standard">public static int iterationsCounter;<text:tab/>//hilft um zu bestimmen, wann aus der "Schleife" rausgesprungen werden soll</text:p>
      <text:p text:style-name="Standard">public static int switchmuster = 0;<text:tab/>//hilfsvariable um das schachbrettmuster zu malen</text:p>
      <text:p text:style-name="Standard"><text:tab/></text:p>
      <text:p text:style-name="Standard">public static void main(String[] args) {</text:p>
      <text:p text:style-name="Standard"><text:tab/></text:p>
      <text:p text:style-name="Standard"><text:tab/><text:tab/>Scanner groesse = new Scanner(System.in);</text:p>
      <text:p text:style-name="Standard"><text:tab/><text:tab/>System.out.println("Größe eingeben");</text:p>
      <text:p text:style-name="Standard"><text:tab/><text:tab/>int n = groesse.nextInt();</text:p>
      <text:p text:style-name="Standard"><text:tab/><text:tab/>groesse.close();</text:p>
      <text:p text:style-name="Standard"><text:tab/><text:tab/></text:p>
      <text:p text:style-name="Standard"><text:tab/><text:tab/>iterationsCounter = n;</text:p>
      <text:p text:style-name="Standard"><text:tab/><text:tab/>System.out.println("Schachbrett : ");</text:p>
      <text:p text:style-name="Standard"><text:tab/><text:tab/>schachbrettZeichnen(n);</text:p>
      <text:p text:style-name="Standard"><text:tab/><text:tab/></text:p>
      <text:p text:style-name="Standard"/>
      <text:p text:style-name="Standard"><text:tab/>}</text:p>
      <text:p text:style-name="Standard"><text:tab/></text:p>
      <text:p text:style-name="Standard"><text:tab/>public static void schachbrettZeichnen(int n) {</text:p>
      <text:p text:style-name="Standard"><text:tab/><text:tab/>boolean fertig = false;<text:tab/>//hilft um "schleife" zu beenden</text:p>
      <text:p text:style-name="Standard"><text:tab/><text:tab/>String muster1 = " X O";</text:p>
      <text:p text:style-name="Standard"><text:tab/><text:tab/>String muster2 = " O X";</text:p>
      <text:p text:style-name="Standard"><text:tab/><text:tab/>if(iterationsCounter - n &gt;= n * n / 2) fertig = true;<text:tab/>//wenn n*n zeichen, also das gesamte schachfeld entstanden ist, hört er auf zu zeichnen</text:p>
      <text:p text:style-name="Standard"><text:tab/><text:tab/>if(counter &lt;= n / 2 &amp;&amp; fertig == false) {<text:tab/>//zeichnet in zeile die felder</text:p>
      <text:p text:style-name="Standard"><text:tab/><text:tab/><text:tab/>if(switchmuster % 2 == 0)System.out.print(muster1);<text:tab/>//switchmuster eine gerade zahl ist, dann muster 1, ansonsten muster 2; hilft um das schachbrett muster zu generieren</text:p>
      <text:p text:style-name="Standard"><text:tab/><text:tab/><text:tab/>if(switchmuster % 2 != 0)System.out.print(muster2);</text:p>
      <text:p text:style-name="Standard"><text:tab/><text:tab/><text:tab/>counter++;</text:p>
      <text:p text:style-name="Standard"><text:tab/><text:tab/><text:tab/>iterationsCounter++;<text:tab/>//zählt die summe aller entstehenden zeichen</text:p>
      <text:p text:style-name="Standard"><text:tab/><text:tab/><text:tab/>schachbrettZeichnen(n);</text:p>
      <text:p text:style-name="Standard"><text:tab/><text:tab/>}</text:p>
      <text:p text:style-name="Standard"><text:tab/><text:tab/>else if(counter &gt; n / 2 &amp;&amp; fertig == false) {<text:tab/>//springt in die nächste zeile</text:p>
      <text:p text:style-name="Standard"><text:tab/><text:tab/><text:tab/>counter = 1;<text:tab/>//setzt den zähler wieder auf 1 um n zeichen zu malen</text:p>
      <text:p text:style-name="Standard"><text:tab/><text:tab/><text:tab/>System.out.println("");</text:p>
      <text:p text:style-name="Standard"><text:tab/><text:tab/><text:tab/>switchmuster++;</text:p>
      <text:p text:style-name="Standard"><text:tab/><text:tab/><text:tab/>schachbrettZeichnen(n);<text:tab/></text:p>
      <text:p text:style-name="Standard"><text:tab/><text:tab/>}</text:p>
      <text:p text:style-name="Standard"><text:tab/>}</text:p>
      <text:p text:style-name="Standard"/>
      <text:p text:style-name="Standard">}</text:p>
      <text:p text:style-name="Standard"/>
      <text:p text:style-name="Standard">//@author Maximiian Raspe</text:p>
      <text:p text:style-name="Standard">public class Main {</text:p>
      <text:p text:style-name="Standard"/>
      <text:p text:style-name="Standard"><text:s text:c="4"/>public static void main(String[] args) {</text:p>
      <text:p text:style-name="Standard"/>
      <text:p text:style-name="Standard"><text:soft-page-break/><text:s text:c="8"/>Bruch bruch1 = new Bruch(3, 6);</text:p>
      <text:p text:style-name="Standard"><text:s text:c="8"/>Bruch bruch2 = new Bruch(3, 5);</text:p>
      <text:p text:style-name="Standard"><text:s text:c="8"/>Bruch bruch3 = new Bruch(2, 3);</text:p>
      <text:p text:style-name="Standard"/>
      <text:p text:style-name="Standard"/>
      <text:p text:style-name="Standard"><text:s text:c="8"/>Bruch result1 = Bruch.Subtrahieren(Bruch.Addieren(bruch1, bruch2), bruch3);</text:p>
      <text:p text:style-name="Standard"><text:s text:c="8"/>System.out.println("Normaler Bruch : " + result1);</text:p>
      <text:p text:style-name="Standard"><text:s text:c="8"/>result1.dezimalBruch();</text:p>
      <text:p text:style-name="Standard"><text:s text:c="8"/>result1.kuerzeBruch();</text:p>
      <text:p text:style-name="Standard"><text:s text:c="8"/>System.out.println("Gekuerzter bruch : " + result1);</text:p>
      <text:p text:style-name="Standard"/>
      <text:p text:style-name="Standard"><text:s text:c="8"/>System.out.println("");</text:p>
      <text:p text:style-name="Standard"/>
      <text:p text:style-name="Standard"><text:s text:c="8"/>Bruch result2 = Bruch.Dividieren(Bruch.Multiplizieren(bruch1, bruch2), bruch3);</text:p>
      <text:p text:style-name="Standard"><text:s text:c="8"/>System.out.println("Normaler Bruch : " + result2);</text:p>
      <text:p text:style-name="Standard"><text:s text:c="8"/>result2.dezimalBruch();</text:p>
      <text:p text:style-name="Standard"><text:s text:c="8"/>result2.kuerzeBruch();</text:p>
      <text:p text:style-name="Standard"><text:s text:c="8"/>System.out.println("Gekuerzter bruch : " + result2);</text:p>
      <text:p text:style-name="Standard"><text:s text:c="4"/>}</text:p>
      <text:p text:style-name="Standard">}</text:p>
      <text:p text:style-name="Standard"/>
      <text:p text:style-name="Standard">import java.util.Scanner;</text:p>
      <text:p text:style-name="Standard"/>
      <text:p text:style-name="Standard">import static java.lang.Math.sqrt;</text:p>
      <text:p text:style-name="Standard"/>
      <text:p text:style-name="Standard">public class Fibonacci {</text:p>
      <text:p text:style-name="Standard"/>
      <text:p text:style-name="Standard"><text:s text:c="4"/>public static long a = 0;</text:p>
      <text:p text:style-name="Standard"><text:s text:c="4"/>public static long b = 1;</text:p>
      <text:p text:style-name="Standard"><text:s text:c="4"/>public static int indexCounter = 1; //zählt index fi für rekursiv</text:p>
      <text:p text:style-name="Standard"/>
      <text:p text:style-name="Standard"><text:s text:c="4"/>public static void main(String[] args) {</text:p>
      <text:p text:style-name="Standard"/>
      <text:p text:style-name="Standard"><text:s text:c="8"/>Scanner anzahl = new Scanner(System.in);</text:p>
      <text:p text:style-name="Standard"><text:s text:c="8"/>System.out.println("länge eingeben");</text:p>
      <text:p text:style-name="Standard"><text:s text:c="8"/>int index = anzahl.nextInt();</text:p>
      <text:p text:style-name="Standard"><text:s text:c="8"/>anzahl.close();</text:p>
      <text:p text:style-name="Standard"/>
      <text:p text:style-name="Standard"/>
      <text:p text:style-name="Standard"><text:s text:c="8"/>System.out.println("Nachfolger rekursiv : " + fibonacciRekursiv(index)); <text:s text:c="3"/>//Zeit: 0.02068845 ms für anzahl 5</text:p>
      <text:p text:style-name="Standard"><text:s text:c="8"/>System.out.flush();</text:p>
      <text:p text:style-name="Standard"><text:s text:c="8"/>System.out.println("Nachfolger iterativ : " + fibonacciIterativ(index)); <text:s text:c="3"/>//4.7013E-4 ms für anzahl 5</text:p>
      <text:p text:style-name="Standard"><text:s text:c="8"/>System.out.flush();</text:p>
      <text:p text:style-name="Standard"><text:s text:c="8"/>System.out.println("Fibonacci formel : " +fibonacciFormel(index)); <text:s/>// 2.73465E-4 ms für anzahl 5</text:p>
      <text:p text:style-name="Standard"><text:s text:c="8"/>System.out.flush();</text:p>
      <text:p text:style-name="Standard"><text:s text:c="8"/>/* 1.5</text:p>
      <text:p text:style-name="Standard"><text:s text:c="8"/>Vorteile Rekursiv: -einfacher zu verstehen und sieht besser aus; ist einfacher zu programmieren als iterativ;</text:p>
      <text:p text:style-name="Standard"><text:s text:c="8"/>Nachteile Rekursiv:- wird mit steigender zahl immer speicherintensiver</text:p>
      <text:p text:style-name="Standard"><text:soft-page-break/></text:p>
      <text:p text:style-name="Standard"><text:s text:c="8"/>Vorteile Iterativ: -eine optimierte iterative lösung ist schneller als rekursiv mit steigender zahl</text:p>
      <text:p text:style-name="Standard"><text:s text:c="8"/>Nachteile Iterativ: -ist schwerer zu verstehen bzw unleserlicher</text:p>
      <text:p text:style-name="Standard"/>
      <text:p text:style-name="Standard"><text:s text:c="8"/>Vorteile Formel:-liefert schnell ergebnisse mit geringem speicher verbrauch</text:p>
      <text:p text:style-name="Standard"><text:s text:c="8"/>Nachteile Formel:- es kommen rundungsfehler zustande</text:p>
      <text:p text:style-name="Standard"><text:s text:c="9"/>*/</text:p>
      <text:p text:style-name="Standard"><text:s text:c="4"/>}</text:p>
      <text:p text:style-name="Standard"/>
      <text:p text:style-name="Standard"><text:s text:c="4"/>public static long fibonacciRekursiv(int index) {</text:p>
      <text:p text:style-name="Standard"><text:s text:c="8"/>long temp; <text:s text:c="2"/>//hilfsvariable</text:p>
      <text:p text:style-name="Standard"><text:s text:c="8"/>if(index &gt; indexCounter){ <text:s/>// läuft solange bis eingegebner index &gt; indexCounter ist</text:p>
      <text:p text:style-name="Standard"><text:s text:c="12"/>temp = a + b;</text:p>
      <text:p text:style-name="Standard"><text:s text:c="12"/>b = a;</text:p>
      <text:p text:style-name="Standard"><text:s text:c="12"/>a = temp;</text:p>
      <text:p text:style-name="Standard"><text:s text:c="12"/>indexCounter++;</text:p>
      <text:p text:style-name="Standard"><text:s text:c="12"/>fibonacciRekursiv(index);</text:p>
      <text:p text:style-name="Standard"><text:s text:c="8"/>}</text:p>
      <text:p text:style-name="Standard"><text:s text:c="8"/>return a + b; <text:s text:c="2"/>//gibt das glied an i-ter stelle aus</text:p>
      <text:p text:style-name="Standard"/>
      <text:p text:style-name="Standard"><text:s text:c="4"/>}</text:p>
      <text:p text:style-name="Standard"/>
      <text:p text:style-name="Standard"><text:s text:c="4"/>public static long fibonacciIterativ(int index) {</text:p>
      <text:p text:style-name="Standard"><text:s text:c="8"/>long a = 0;</text:p>
      <text:p text:style-name="Standard"><text:s text:c="8"/>long b = 1;</text:p>
      <text:p text:style-name="Standard"><text:s text:c="8"/>long temp;</text:p>
      <text:p text:style-name="Standard"/>
      <text:p text:style-name="Standard"><text:s text:c="8"/>for(int i = 1; i &lt; index; i++) { <text:s text:c="3"/>//bricht die schleife ab wenn entsprechender index erreicht wurde</text:p>
      <text:p text:style-name="Standard"><text:s text:c="12"/>temp = a + b;</text:p>
      <text:p text:style-name="Standard"><text:s text:c="12"/>b = a;</text:p>
      <text:p text:style-name="Standard"><text:s text:c="12"/>a = temp;</text:p>
      <text:p text:style-name="Standard"><text:s text:c="8"/>}</text:p>
      <text:p text:style-name="Standard"><text:s text:c="8"/>return a + b; <text:s text:c="2"/>//gibt folgeglied aus</text:p>
      <text:p text:style-name="Standard"><text:s text:c="4"/>}</text:p>
      <text:p text:style-name="Standard"/>
      <text:p text:style-name="Standard"><text:s text:c="4"/>public static long fibonacciFormel(int index) {</text:p>
      <text:p text:style-name="Standard"><text:s text:c="8"/>double ergebnis = (1 / sqrt(5)) * ((Math.pow(((1 + sqrt(5)) / 2), index)) - (Math.pow(((1 - sqrt(5)) / 2), index))); <text:s text:c="3"/>//berechnet fibonacci zahl für eingegeben index</text:p>
      <text:p text:style-name="Standard"><text:s text:c="8"/>return (long)ergebnis;</text:p>
      <text:p text:style-name="Standard"><text:s text:c="4"/>}</text:p>
      <text:p text:style-name="Standard">}</text:p>
      <text:p text:style-name="Standard"/>
      <text:p text:style-name="Standard">package com.company;</text:p>
      <text:p text:style-name="Standard">import java.util.Scanner;</text:p>
      <text:p text:style-name="Standard"/>
      <text:p text:style-name="Standard">public class Euklid {</text:p>
      <text:p text:style-name="Standard"/>
      <text:p text:style-name="Standard">public static int a;</text:p>
      <text:p text:style-name="Standard">public static int b;</text:p>
      <text:p text:style-name="Standard"/>
      <text:p text:style-name="Standard"><text:s text:c="4"/>public static void main(String[] args) {</text:p>
      <text:p text:style-name="Standard"><text:soft-page-break/></text:p>
      <text:p text:style-name="Standard"><text:s text:c="8"/>Scanner zahlen = new Scanner(System.in);</text:p>
      <text:p text:style-name="Standard"><text:s text:c="8"/>System.out.println("Bitte Zahl a eingeben");</text:p>
      <text:p text:style-name="Standard"><text:s text:c="8"/>a = zahlen.nextInt();</text:p>
      <text:p text:style-name="Standard"><text:s text:c="8"/>System.out.println("Bitte Zahl b eingeben");</text:p>
      <text:p text:style-name="Standard"><text:s text:c="8"/>b = zahlen.nextInt();</text:p>
      <text:p text:style-name="Standard"><text:s text:c="8"/>zahlen.close();</text:p>
      <text:p text:style-name="Standard"/>
      <text:p text:style-name="Standard"><text:s text:c="8"/>ggT(a,b);</text:p>
      <text:p text:style-name="Standard"><text:s text:c="4"/>}</text:p>
      <text:p text:style-name="Standard"><text:s text:c="4"/>public static void ggT(int a, int b) {</text:p>
      <text:p text:style-name="Standard"><text:s text:c="8"/>if (a == b) { <text:s text:c="2"/>// wenn a = b, dann wird der ggT ausgegeben</text:p>
      <text:p text:style-name="Standard"><text:s text:c="12"/>System.out.println("ggT : " + a);</text:p>
      <text:p text:style-name="Standard"><text:s text:c="12"/>System.exit(0);</text:p>
      <text:p text:style-name="Standard"><text:s text:c="8"/>}</text:p>
      <text:p text:style-name="Standard"><text:s text:c="8"/>if(a &gt; b) { //wenn a &gt; b, dann wird subtrahiert und mit den neuen werten ggT aufgerufen</text:p>
      <text:p text:style-name="Standard"><text:s text:c="12"/>a = a - b;</text:p>
      <text:p text:style-name="Standard"><text:s text:c="12"/>ggT(a,b);</text:p>
      <text:p text:style-name="Standard"><text:s text:c="8"/>}</text:p>
      <text:p text:style-name="Standard"><text:s text:c="8"/>if(a &lt; b) { //wenn b &gt; a, dann wird subtrahiert und mit den neuen werten ggT aufgerufen</text:p>
      <text:p text:style-name="Standard"><text:s text:c="12"/>b = b - a;</text:p>
      <text:p text:style-name="Standard"><text:s text:c="12"/>ggT(a,b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//@author Maximiian Raspe</text:p>
      <text:p text:style-name="Standard">public class Bruch {</text:p>
      <text:p text:style-name="Standard"><text:s text:c="4"/>//4.1</text:p>
      <text:p text:style-name="Standard"><text:s text:c="4"/>private int zaehler;</text:p>
      <text:p text:style-name="Standard"><text:s text:c="4"/>private int nenner;</text:p>
      <text:p text:style-name="Standard"/>
      <text:p text:style-name="Standard"/>
      <text:p text:style-name="Standard"><text:s text:c="4"/>public int getNenner() { <text:s text:c="3"/>//getter method</text:p>
      <text:p text:style-name="Standard"><text:s text:c="8"/>return this.nenner;</text:p>
      <text:p text:style-name="Standard"><text:s text:c="4"/>}</text:p>
      <text:p text:style-name="Standard"/>
      <text:p text:style-name="Standard"><text:s text:c="4"/>public int getZaehler() { <text:s text:c="2"/>//getter method</text:p>
      <text:p text:style-name="Standard"><text:s text:c="8"/>return this.zaehler;</text:p>
      <text:p text:style-name="Standard"><text:s text:c="4"/>}</text:p>
      <text:p text:style-name="Standard"><text:s text:c="4"/>//4.2</text:p>
      <text:p text:style-name="Standard"><text:s text:c="4"/>public Bruch(int zaehler, int nenner) { //konstruktor</text:p>
      <text:p text:style-name="Standard"/>
      <text:p text:style-name="Standard"><text:s text:c="8"/>if (nenner == 0) {</text:p>
      <text:p text:style-name="Standard"><text:s text:c="12"/>System.out.println("Nenner ungleich 0 bitte");</text:p>
      <text:p text:style-name="Standard"><text:s text:c="12"/>System.exit(-1); <text:s text:c="3"/>//beendet programm mit fehlermeldung</text:p>
      <text:p text:style-name="Standard"><text:s text:c="8"/>} else {</text:p>
      <text:p text:style-name="Standard"><text:s text:c="12"/>this.zaehler = zaehler;</text:p>
      <text:p text:style-name="Standard"><text:s text:c="12"/>this.nenner = nenner;</text:p>
      <text:p text:style-name="Standard"><text:s text:c="8"/>}</text:p>
      <text:p text:style-name="Standard"/>
      <text:p text:style-name="Standard"><text:s text:c="4"/>}</text:p>
      <text:p text:style-name="Standard"><text:soft-page-break/></text:p>
      <text:p text:style-name="Standard"><text:s text:c="4"/>public Bruch(int ganzzahl) { <text:s text:c="3"/>//bruch für ganzzahl</text:p>
      <text:p text:style-name="Standard"/>
      <text:p text:style-name="Standard"><text:s text:c="8"/>this(ganzzahl, 1);</text:p>
      <text:p text:style-name="Standard"><text:s text:c="4"/>}</text:p>
      <text:p text:style-name="Standard"/>
      <text:p text:style-name="Standard"><text:s text:c="4"/>public String toString() { <text:s/>//@override toString</text:p>
      <text:p text:style-name="Standard"><text:s text:c="8"/>return this.zaehler + " / " + this.nenner;</text:p>
      <text:p text:style-name="Standard"><text:s text:c="4"/>}</text:p>
      <text:p text:style-name="Standard"/>
      <text:p text:style-name="Standard"><text:s text:c="4"/>//4.4 <text:s text:c="2"/>//grundrechenarten für brüche</text:p>
      <text:p text:style-name="Standard"><text:s text:c="4"/>public static Bruch Multiplizieren(Bruch bruch1, Bruch bruch2) {</text:p>
      <text:p text:style-name="Standard"><text:s text:c="8"/>int zaehler = bruch1.getZaehler() * bruch2.getZaehler();</text:p>
      <text:p text:style-name="Standard"><text:s text:c="8"/>int nenner = bruch1.getNenner() * bruch2.getNenner();</text:p>
      <text:p text:style-name="Standard"><text:s text:c="8"/>return new Bruch(zaehler, nenner);</text:p>
      <text:p text:style-name="Standard"><text:s text:c="4"/>}</text:p>
      <text:p text:style-name="Standard"><text:s text:c="4"/>public static Bruch Dividieren(Bruch bruch1, Bruch bruch2) {</text:p>
      <text:p text:style-name="Standard"><text:s text:c="8"/>int zaehler = bruch1.getZaehler() * bruch2.getNenner();</text:p>
      <text:p text:style-name="Standard"><text:s text:c="8"/>int nenner = bruch1.getNenner() * bruch2.getZaehler();</text:p>
      <text:p text:style-name="Standard"><text:s text:c="8"/>return new Bruch(zaehler, nenner);</text:p>
      <text:p text:style-name="Standard"><text:s text:c="4"/>}</text:p>
      <text:p text:style-name="Standard"><text:s text:c="4"/>public static Bruch Addieren(Bruch bruch1, Bruch bruch2) {</text:p>
      <text:p text:style-name="Standard"><text:s text:c="8"/>int zaehler = bruch1.getZaehler() * bruch2.getNenner() + bruch2.getZaehler() * bruch1.getNenner();</text:p>
      <text:p text:style-name="Standard"><text:s text:c="8"/>int nenner = bruch1.getNenner() * bruch2.getNenner();</text:p>
      <text:p text:style-name="Standard"><text:s text:c="8"/>return new Bruch(zaehler, nenner);</text:p>
      <text:p text:style-name="Standard"><text:s text:c="4"/>}</text:p>
      <text:p text:style-name="Standard"><text:s text:c="4"/>public static Bruch Subtrahieren(Bruch bruch1, Bruch bruch2) {</text:p>
      <text:p text:style-name="Standard"><text:s text:c="8"/>int zaehler = bruch1.getZaehler() * bruch2.getNenner() - bruch2.getZaehler() * bruch1.getNenner();</text:p>
      <text:p text:style-name="Standard"><text:s text:c="8"/>int nenner = bruch1.getNenner() * bruch2.getNenner();</text:p>
      <text:p text:style-name="Standard"><text:s text:c="8"/>return new Bruch(zaehler, nenner);</text:p>
      <text:p text:style-name="Standard"><text:s text:c="4"/>}</text:p>
      <text:p text:style-name="Standard"/>
      <text:p text:style-name="Standard"><text:s text:c="4"/>//4.5</text:p>
      <text:p text:style-name="Standard"><text:s text:c="4"/>public void kuerzeBruch() {</text:p>
      <text:p text:style-name="Standard"/>
      <text:p text:style-name="Standard"><text:s text:c="8"/>zaehler = getZaehler();</text:p>
      <text:p text:style-name="Standard"><text:s text:c="8"/>nenner = getNenner();</text:p>
      <text:p text:style-name="Standard"/>
      <text:p text:style-name="Standard"><text:s text:c="8"/>for(int i = 1; i &lt;= zaehler &amp;&amp; i &lt;= nenner; i++) { <text:s/>//findet den größten teiler und kürzt dementsprechened den bruch</text:p>
      <text:p text:style-name="Standard"><text:s text:c="12"/>if(zaehler % i == 0 &amp;&amp; nenner % i == 0) {</text:p>
      <text:p text:style-name="Standard"><text:s text:c="16"/>zaehler = zaehler / i;</text:p>
      <text:p text:style-name="Standard"><text:s text:c="16"/>nenner = nenner / i;</text:p>
      <text:p text:style-name="Standard"><text:s text:c="12"/>}</text:p>
      <text:p text:style-name="Standard"><text:s text:c="8"/>}</text:p>
      <text:p text:style-name="Standard"><text:s text:c="8"/>new Bruch(zaehler, nenner); //setzt den neuen gekürzten bruch</text:p>
      <text:p text:style-name="Standard"><text:s text:c="4"/>}</text:p>
      <text:p text:style-name="Standard"><text:s text:c="4"/>public void dezimalBruch() {</text:p>
      <text:p text:style-name="Standard"><text:s text:c="8"/>int zaehler = getZaehler();</text:p>
      <text:p text:style-name="Standard"><text:s text:c="8"/>int nenner = getNenner();</text:p>
      <text:p text:style-name="Standard"><text:soft-page-break/></text:p>
      <text:p text:style-name="Standard"><text:s text:c="8"/>double dezimal = (double)zaehler / (double)nenner; <text:s/>//berechnet den dezimal wert des bruchs</text:p>
      <text:p text:style-name="Standard"><text:s text:c="8"/>System.out.println("Dezimalwert : " + dezimal);</text:p>
      <text:p text:style-name="Standard"><text:s text:c="4"/>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28S</meta:editing-duration>
    <meta:editing-cycles>6</meta:editing-cycles>
    <meta:generator>OpenOffice/4.1.1$Win32 OpenOffice.org_project/411m6$Build-9775</meta:generator>
    <dc:date>2018-12-04T13:04:57.21</dc:date>
    <dc:creator>Knacker Rapse</dc:creator>
    <meta:document-statistic meta:table-count="0" meta:image-count="0" meta:object-count="0" meta:page-count="6" meta:paragraph-count="208" meta:word-count="1004" meta:character-count="8132"/>
    <meta:user-defined meta:name="Info 1"/>
    <meta:user-defined meta:name="Info 2"/>
    <meta:user-defined meta:name="Info 3"/>
    <meta:user-defined meta:name="Info 4"/>
  </office:meta>
</office:document-meta>
</file>